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5.667cm" style:rel-column-width="2184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 style:list-style-name="L1">
      <style:text-properties style:font-name="Arial" fo:font-size="10pt" style:font-size-asian="10pt" style:font-size-complex="10pt"/>
    </style:style>
    <style:style style:name="P4" style:family="paragraph" style:parent-style-name="Standard" style:list-style-name="L3">
      <style:text-properties style:font-name="Arial" fo:font-size="10pt" style:font-size-asian="10pt" style:font-size-complex="10pt"/>
    </style:style>
    <style:style style:name="P5" style:family="paragraph" style:parent-style-name="Standard" style:list-style-name="L4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fo:color="#b2b2b2" style:font-name="Arial" fo:font-size="10pt" style:font-size-asian="10pt" style:font-size-complex="10pt"/>
    </style:style>
    <style:style style:name="P7" style:family="paragraph" style:parent-style-name="Standard" style:list-style-name="L1">
      <style:text-properties fo:color="#b2b2b2" style:font-name="Arial" fo:font-size="10pt" style:font-size-asian="10pt" style:font-size-complex="10pt"/>
    </style:style>
    <style:style style:name="P8" style:family="paragraph" style:parent-style-name="Text_20_body">
      <style:text-properties style:font-name="Arial" fo:font-size="10pt" style:font-size-asian="10pt" style:font-size-complex="10pt"/>
    </style:style>
    <style:style style:name="P9" style:family="paragraph" style:parent-style-name="Text_20_body" style:list-style-name="L5"/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cedure Apple Distribution</text:h>
      <text:p text:style-name="P8">FAQ (official) → <text:a xlink:type="simple" xlink:href="https://vpp.itunes.apple.com/de/faq">https://vpp.itunes.apple.com/de/faq</text:a></text:p>
      <text:p text:style-name="P8">Manual (official) → <text:a xlink:type="simple" xlink:href="http://images.apple.com/de/business/docs/VPP_Business_Guide2013_CA_DE.pdf">http://images.apple.com/de/business/docs/VPP_Business_Guide2013_CA_DE.pdf</text:a></text:p>
      <text:p text:style-name="P8">Guide (inofficial) → <text:a xlink:type="simple" xlink:href="http://www.enterpriseios.com/story/2014/02/13/How_to_silently_push_free_apps_using_VPP,_Managed_Distribution,_Supervision_and_Air">http://www.enterpriseios.com/story/2014/02/13/How_to_silently_push_free_apps_using_VPP,_Managed_Distribution,_Supervision_and_Air</text:a></text:p>
      <text:h text:style-name="Heading_20_2" text:outline-level="2">Finance</text:h>
      <text:p text:style-name="P2">Developer Programm → 99$/yr</text:p>
      <text:p text:style-name="P6">MDM solution → <text:s/>Airwatch (1$/device/month), Caspar Suite, MobileIron...</text:p>
      <text:p text:style-name="P6">Apple Configurator → free</text:p>
      <text:p text:style-name="P2"/>
      <text:h text:style-name="Heading_20_2" text:outline-level="2">Setup</text:h>
      <table:table table:name="Tabelle1" table:style-name="Tabelle1">
        <table:table-column table:style-name="Tabelle1.A"/>
        <table:table-column table:style-name="Tabelle1.B"/>
        <table:table-column table:style-name="Tabelle1.A"/>
        <table:table-row>
          <table:table-cell table:style-name="Tabelle1.A1" office:value-type="string">
            <text:p text:style-name="Standard"><text:span text:style-name="T3">Client</text:span></text:p>
          </table:table-cell>
          <table:table-cell table:style-name="Tabelle1.A1" office:value-type="string">
            <text:p text:style-name="Standard"><text:span text:style-name="T2">business e-mail adress for VPP Apple-ID</text:span></text:p>
          </table:table-cell>
          <table:table-cell table:style-name="Tabelle1.C1" office:value-type="string">
            <text:p text:style-name="P10"/>
          </table:table-cell>
        </table:table-row>
        <table:table-row>
          <table:table-cell table:style-name="Tabelle1.A2" office:value-type="string">
            <text:p text:style-name="P2"><text:span text:style-name="T4">Client</text:span></text:p>
          </table:table-cell>
          <table:table-cell table:style-name="Tabelle1.A2" office:value-type="string">
            <text:p text:style-name="P2">MwSt number</text:p>
          </table:table-cell>
          <table:table-cell table:style-name="Tabelle1.C2" office:value-type="string">
            <text:p text:style-name="P10"/>
          </table:table-cell>
        </table:table-row>
        <table:table-row>
          <table:table-cell table:style-name="Tabelle1.A2" office:value-type="string">
            <text:p text:style-name="P2"><text:span text:style-name="T4">Client</text:span> &amp; <text:span text:style-name="T4">Developer</text:span></text:p>
          </table:table-cell>
          <table:table-cell table:style-name="Tabelle1.A2" office:value-type="string">
            <text:p text:style-name="P2">credit card</text:p>
          </table:table-cell>
          <table:table-cell table:style-name="Tabelle1.C2" office:value-type="string">
            <text:p text:style-name="P10"/>
          </table:table-cell>
        </table:table-row>
        <table:table-row>
          <table:table-cell table:style-name="Tabelle1.A2" office:value-type="string">
            <text:p text:style-name="P2"><text:span text:style-name="T4">Client</text:span></text:p>
          </table:table-cell>
          <table:table-cell table:style-name="Tabelle1.A2" office:value-type="string">
            <text:p text:style-name="P2">D-U-N-S Nummer</text:p>
          </table:table-cell>
          <table:table-cell table:style-name="Tabelle1.C2" office:value-type="string">
            <text:p text:style-name="P2"><text:span text:style-name="T1">312524237 (Hoccer GmbH) </text:span><text:a xlink:type="simple" xlink:href="https://www.upik.de/start.html">https://www.upik.de/start.html</text:a></text:p>
          </table:table-cell>
        </table:table-row>
      </table:table>
      <text:p text:style-name="P2"/>
      <text:list xml:id="list2711275520855525506" text:style-name="L1">
        <text:list-item>
          <text:p text:style-name="P1"><text:span text:style-name="T3">Client &amp; Developer </text:span><text:span text:style-name="T2">must register at iOS Developer Program → </text:span><text:a xlink:type="simple" xlink:href="https://developer.apple.com/programs/ios/"><text:span text:style-name="T2">https://developer.apple.com/programs/ios/</text:span></text:a><text:span text:style-name="T2"> <text:s/>(Procedure: </text:span><text:a xlink:type="simple" xlink:href="http://socialbit.de/apple-developer-account"><text:span text:style-name="T2">http://socialbit.de/apple-developer-account</text:span></text:a><text:span text:style-name="T2"> )</text:span></text:p>
        </text:list-item>
        <text:list-item>
          <text:p text:style-name="P3"><text:span text:style-name="T4">Client</text:span> must register VPP → <text:a xlink:type="simple" xlink:href="http://www.apple.com/de/business/vpp/">http://www.apple.com/de/business/vpp/</text:a></text:p>
        </text:list-item>
        <text:list-item>
          <text:p text:style-name="P7"><text:span text:style-name="T4">Client</text:span> can enroll MDM (Mobile Device Management) program for <text:span text:style-name="T4">Users</text:span> → example Airwatch (<text:span text:style-name="T4">Users</text:span> must connect to MDM)</text:p>
        </text:list-item>
      </text:list>
      <text:p text:style-name="P2"/>
      <text:h text:style-name="Heading_20_2" text:outline-level="2">Publishing</text:h>
      <text:list xml:id="list2601884748420577741" text:style-name="L3">
        <text:list-item>
          <text:p text:style-name="P4"><text:span text:style-name="T4">Developer</text:span> must connect to iOS Developer Programm (<text:a xlink:type="simple" xlink:href="https://developer.apple.com/programs/ios/">https://developer.apple.com/programs/ios/</text:a> ) and distribute via iTunes Connect („B2B Distibution“)</text:p>
        </text:list-item>
        <text:list-item>
          <text:p text:style-name="P4"><text:span text:style-name="T5">Developer</text:span> connects <text:span text:style-name="T4">Client</text:span> with the distributed app with the Client's business e-mail adress VPP</text:p>
        </text:list-item>
        <text:list-item>
          <text:p text:style-name="P4"><text:span text:style-name="T4">Client</text:span> connects to VPP Store and should see that an app was distributed → <text:a xlink:type="simple" xlink:href="https://vpp.itunes.apple.com/de/store">https://vpp.itunes.apple.com/de/store</text:a> </text:p>
        </text:list-item>
      </text:list>
      <text:p text:style-name="P2"/>
      <text:h text:style-name="Heading_20_2" text:outline-level="2">Download</text:h>
      <text:p text:style-name="Text_20_body">There are 3 choices how to provide the app to the <text:span text:style-name="T4">Users</text:span></text:p>
      <text:list xml:id="list6837591870790504541" text:style-name="L5">
        <text:list-item>
          <text:p text:style-name="P9">3<text:span text:style-name="T6">rd</text:span> Party MDM integration to VPP</text:p>
        </text:list-item>
        <text:list-item>
          <text:p text:style-name="P9">Apple Configerator for direct deployment</text:p>
        </text:list-item>
        <text:list-item>
          <text:p text:style-name="P9">Redemption codes → Transfer an app to a certain Apple ID (visible in VPP store)<text:span text:style-name="T2">. Send e-mail of URI of redemption code to user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Wollert</meta:initial-creator>
    <meta:creation-date>2014-05-12T13:01:28</meta:creation-date>
    <dc:date>2014-05-12T16:43:10</dc:date>
    <dc:creator>Alexander Wollert</dc:creator>
    <meta:editing-duration>PT36M31S</meta:editing-duration>
    <meta:editing-cycles>3</meta:editing-cycles>
    <meta:generator>OpenOffice/4.0.1$Unix OpenOffice.org_project/401m5$Build-9714</meta:generator>
    <meta:document-statistic meta:table-count="1" meta:image-count="0" meta:object-count="0" meta:page-count="1" meta:paragraph-count="30" meta:word-count="196" meta:character-count="1604"/>
  </office:meta>
</office:document-meta>
</file>